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696.3pt"/>
    </style:style>
    <style:style style:name="co4" style:family="table-column">
      <style:table-column-properties fo:break-before="auto" style:column-width="572.8pt"/>
    </style:style>
    <style:style style:name="co5" style:family="table-column">
      <style:table-column-properties fo:break-before="auto" style:column-width="524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en" number:country="GB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3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30">
      <style:table-cell-properties fo:background-color="#808080" style:text-align-source="fix" style:repeat-content="false"/>
      <style:paragraph-properties fo:text-align="center" fo:margin-left="0pt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color="#ffffff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808080" style:text-align-source="fix" style:repeat-content="false"/>
      <style:paragraph-properties fo:text-align="start" fo:margin-left="0pt"/>
      <style:text-properties fo:color="#ffffff"/>
    </style:style>
    <style:style style:name="ce9" style:family="table-cell" style:parent-style-name="Default">
      <style:table-cell-properties fo:background-color="#808080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(hours)</text:p>
          </table:table-cell>
          <table:table-cell table:style-name="ce4" office:value-type="string" calcext:value-type="string">
            <text:p>activities</text:p>
          </table:table-cell>
          <table:table-cell table:style-name="ce4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1" calcext:value-type="date">
            <text:p>01/03/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ed course: Read all of ‘Basics’ module, and related articles. Said ‘hi’ in chat. Installed RVM, RoR environs, IDE and git on Ubuntu 14 VM</text:p>
          </table:table-cell>
          <table:table-cell office:value-type="string" calcext:value-type="string">
            <text:p>Idea: I have all parts needed to build a decent Linux server!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2" calcext:value-type="date">
            <text:p>02/03/18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Installed RVM, RoR environs, IDE and git on OSX native and VM + played with terminal color themes (important!)</text:p>
          </table:table-cell>
          <table:table-cell office:value-type="string" calcext:value-type="string">
            <text:p>Easy day. Needed to get some non-course things done.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3" calcext:value-type="date">
            <text:p>03/03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lled Heroku on all 3 OSs + pushed test app to local and remote (Linux and OSX), completing U1 “The Basics”, M1 “Web Development 101”.</text:p>
          </table:table-cell>
          <table:table-cell office:value-type="string" calcext:value-type="string">
            <text:p>Easy day; Saturday.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4" calcext:value-type="date">
            <text:p>04/03/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x and Linux commands revision + installed and played with ag (all OSs)</text:p>
          </table:table-cell>
          <table:table-cell office:value-type="string" calcext:value-type="string">
            <text:p>Easy day; Sunday.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5" calcext:value-type="date">
            <text:p>05/03/18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O STUDY: Day of non-educational chores.</text:p>
          </table:table-cell>
          <table:table-cell table:style-name="ce9" table:number-columns-repeated="1020"/>
        </table:table-row>
        <table:table-row table:style-name="ro1">
          <table:table-cell table:style-name="ce2" office:value-type="date" office:date-value="2018-03-06" calcext:value-type="date">
            <text:p>06/03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 U2 “Git Basics”, M1 “Web Development 101”, and started U3 “Intro. To the Front End”.</text:p>
          </table:table-cell>
          <table:table-cell office:value-type="string" calcext:value-type="string">
            <text:p>Difficult to find time to study (was chatting re. Selling GPUs, parachute, and with O re. Study ideas)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7" calcext:value-type="date">
            <text:p>07/03/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 CodeAcademy “Introduction to HTML” and “Common Elements” (in “HTML Elements and Structure”)</text:p>
          </table:table-cell>
          <table:table-cell office:value-type="string" calcext:value-type="string">
            <text:p>Really could have done this study in 3 hours, but spread over the day due to other chores.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8" calcext:value-type="date">
            <text:p>08/03/18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O STUDY: Focused on selling GPUs and parachute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 calcext:value-type="date">
            <text:p>09/03/18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O STUDY: Focused on selling GPUs and parachute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10" calcext:value-type="date">
            <text:p>10/03/18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O STUDY: Saturday (Day Off)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11" calcext:value-type="date">
            <text:p>11/03/18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O STUDY: Sunday (Day Off)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12" calcext:value-type="date">
            <text:p>12/03/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leted CodeAcademy “Fashion Blog”, <text:s/>“Intro. To HTML MCQ”, “Tables”, “CSS Setup &amp; Selectors”, “CSS: Selectors &amp; Visual Rules”, “CSS: Box Model”, “Changing the Box Model”, “CSS: Display &amp; Positioning”, “CSS: Color”, “CSS: Typography”, “CSS: Grid”, and <text:s/>“Advanced CSS Grid”.</text:p>
          </table:table-cell>
          <table:table-cell office:value-type="string" calcext:value-type="string">
            <text:p>Productive, even if a little boring (as mostly revision).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2:20:21.190765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07:50.483751693</meta:creation-date>
    <meta:generator>LibreOffice/5.1.6.2$Linux_X86_64 LibreOffice_project/10m0$Build-2</meta:generator>
    <dc:date>2018-03-12T22:00:23.656376090</dc:date>
    <meta:editing-duration>PT16H37M48S</meta:editing-duration>
    <meta:editing-cycles>27</meta:editing-cycles>
    <meta:document-statistic meta:table-count="1" meta:cell-count="47" meta:object-count="0"/>
  </office:meta>
</office:document-meta>
</file>